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b4c8" officeooo:paragraph-rsid="0013b4c8" style:font-weight-asian="bold" style:font-weight-complex="bold"/>
    </style:style>
    <style:style style:name="P2" style:family="paragraph" style:parent-style-name="Standard">
      <style:text-properties fo:font-weight="bold" officeooo:rsid="001528ef" officeooo:paragraph-rsid="001528ef" style:font-weight-asian="bold" style:font-weight-complex="bold"/>
    </style:style>
    <style:style style:name="P3" style:family="paragraph" style:parent-style-name="Standard">
      <style:text-properties fo:font-weight="bold" officeooo:rsid="00159f9b" officeooo:paragraph-rsid="00159f9b"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40ae0" style:font-weight-asian="normal" style:font-weight-complex="normal"/>
    </style:style>
    <style:style style:name="T3" style:family="text">
      <style:text-properties fo:font-weight="normal" officeooo:rsid="001528ef" style:font-weight-asian="normal" style:font-weight-complex="normal"/>
    </style:style>
    <style:style style:name="T4" style:family="text">
      <style:text-properties fo:font-weight="normal" officeooo:rsid="00159f9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Gunnar var mikill maður vexti og sterkur og allra manna best vígur, hann gat barist við 3 menn í einu. Hann skaut manna best af boga, hann gat hoppað meira en hæð sína í fullum herklæðum. Syndur sem selur og bestur i ollum leikjum sem leiknir voru. Vænn yfirlitiog ljoslitaður, beint nef og bla augu, rjodur I kynnum, mikið ljóst hár. </text:span><text:span text:style-name="T2">Kurteis, ákveðinn, ráðhollur og góðgjarn, mildur og rólegur og góður við vini sína. </text:span><text:span text:style-name="T3">Ríkur</text:span></text:p>
      <text:p text:style-name="P2">2. <text:span text:style-name="T1">Njáll var ríkur, og vænn en honum óx ekki skegg. Hann var mikill lögmaður og enginn var jafningi hans, hann var vitur og forspár, heilráður og góðgjarn og varð allt að ráði er hann réð mönnum, hógvær og drenglyndur, langsýnn og landminnigur.</text:span></text:p>
      <text:p text:style-name="P2"><text:span text:style-name="T1">Ég tel að sagt sé frá skeggleysinu sökum þess að það er eitt af því sem einkennir hann frá öllun. Á tíma þar sem menn eru ekki að raka sig reglulega munu menn taka eftir því að hann er ekki með skegg.</text:span></text:p>
      <text:p text:style-name="P2">3. <text:span text:style-name="T4">Höskyldi dreymdi aðm hann sá bjarnardýr ganga útúr húsum og á eftir því 2 húnar, björninn stefndi til Hrútstaða. Þá veit hann að þetta var Gunnar frá Hlíðarenda</text:span></text:p>
      <text:p text:style-name="P3">4. <text:span text:style-name="T1">Þeir voru grályndir og óvinsælir. Slægir í skapferðum og illgjarnir í ráðum.</text:span></text:p>
      <text:p text:style-name="P3">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08:22:34.361525615</meta:creation-date>
    <meta:generator>LibreOffice/5.0.5.2$Linux_X86_64 LibreOffice_project/00m0$Build-2</meta:generator>
    <dc:date>2016-09-01T09:51:52.992510307</dc:date>
    <meta:editing-duration>PT12M10S</meta:editing-duration>
    <meta:editing-cycles>1</meta:editing-cycles>
    <meta:document-statistic meta:table-count="0" meta:image-count="0" meta:object-count="0" meta:page-count="1" meta:paragraph-count="6" meta:word-count="204" meta:character-count="1116" meta:non-whitespace-character-count="917"/>
  </office:meta>
</office:document-meta>
</file>